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3.81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24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style>
    <style:style style:name="P3" style:family="paragraph" style:parent-style-name="Text_20_body">
      <style:paragraph-properties fo:margin-top="0cm" fo:margin-bottom="0cm" loext:contextual-spacing="false" fo:line-height="138%" fo:text-align="center" style:justify-single-word="false" style:writing-mode="lr-tb"/>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5"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6"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style:style>
    <style:style style:name="P7"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14" style:family="paragraph" style:parent-style-name="Text_20_body">
      <style:paragraph-properties fo:margin-left="3.81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5" style:family="paragraph" style:parent-style-name="Text_20_body">
      <style:paragraph-properties fo:margin-left="1.27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paragraph-properties fo:margin-left="1.27cm" fo:margin-right="0cm" fo:margin-top="0cm" fo:margin-bottom="0cm" loext:contextual-spacing="false" fo:line-height="138%" fo:text-align="center" style:justify-single-word="false" fo:text-indent="1.27cm" style:auto-text-indent="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17"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P18" style:family="paragraph" style:parent-style-name="Text_20_body">
      <style:paragraph-properties fo:margin-left="1.27cm" fo:margin-right="0cm" fo:margin-top="0cm" fo:margin-bottom="0cm" loext:contextual-spacing="false" fo:line-height="138%" fo:text-align="center" style:justify-single-word="false" fo:text-indent="0cm" style:auto-text-indent="false" style:writing-mode="lr-tb"/>
    </style:style>
    <style:style style:name="P19"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0"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1" style:family="paragraph" style:parent-style-name="Text_20_body">
      <style:paragraph-properties fo:margin-left="6.35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3"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style>
    <style:style style:name="T12"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13" style:family="text">
      <style:text-properties style:font-name="Arial" fo:font-size="11pt" fo:font-style="normal" fo:font-weight="normal"/>
    </style:style>
    <style:style style:name="T14" style:family="text">
      <style:text-properties fo:font-weight="bold" fo:background-color="transparent" loext:char-shading-value="0"/>
    </style:style>
    <style:style style:name="T15" style:family="text">
      <style:text-properties fo:background-color="transparent" loext:char-shading-value="0"/>
    </style:style>
    <style:style style:name="T16" style:family="text">
      <style:text-properties fo:font-weight="normal"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5abd61c1-7fff-43e7-a80b-ed77a17431fd"/>Chapter 5 : The Fall </text:p>
      <text:p text:style-name="Text_20_body"/>
      <text:p text:style-name="P3"><text:span text:style-name="T1">Team Obfuscated</text:span><text:span text:style-name="T2"><text:line-break/>Rohit Singh(19111074)         Virendra Nishad(19111099)       Suvasree Biswas(19111416) </text:span></text:p>
      <text:p text:style-name="Text_20_body"/>
      <text:p text:style-name="P4">Final password :       mvcpldwwlmjabzfm</text:p>
      <text:p text:style-name="Text_20_body"/>
      <text:p text:style-name="P3"><text:span text:style-name="T9">                 </text:span><text:span text:style-name="T3">Motivation Behind:</text:span></text:p>
      <text:p text:style-name="P2"><text:span text:style-name="T10">The most effective attacks on reduced-round variants of the AES are variants oftheSquareattack which is due to Knudsen. Since this attack was used against a predecessor [10] of the AES it was accounted for by the AES designers [11].In this attack we take a set of 256 plaintexts where the first byte takes all possible values. The other 15 bytes of the input can take any value but the same value in a given byte position must be used across all 256 texts. We will describe a set of texts that have this property as an integral. Imagine one beginsan AES-round with such an integral. In the following we shall denote the byte-position containing a variable value with an “</text:span><text:span text:style-name="T5">a</text:span><text:span text:style-name="T9">” </text:span><text:span text:style-name="T10">(for “all”). <text:line-break/>The</text:span><text:span text:style-name="T11">AddRoundKey</text:span><text:span text:style-name="T10">operation adds the same round key to each of the 256 texts in the integral, therefore any integral before</text:span><text:span text:style-name="T11">AddRoundKey</text:span><text:span text:style-name="T10">will yield an integral after. Consider a second round of transformation.<text:line-break/>It follows that after two rounds of encryption and for each byte position,every possible value in a given byte position is taken once and only once in the set of 256 texts. </text:span></text:p>
      <text:p text:style-name="P12">The interesting part is what happened</text:p>
      <text:p text:style-name="P2"><text:span text:style-name="T10">during the</text:span><text:span text:style-name="T11">MixColumns</text:span><text:span text:style-name="T10">operation. Before the operation, in each byte position the 256 values were a permutation of the values 0</text:span><text:span text:style-name="T5">,...,</text:span><text:span text:style-name="T10">255.</text:span><text:span text:style-name="T11">MixColumns</text:span><text:span text:style-name="T10">com-bines four bytes to yield one byte in a linear way. This means that after the application of</text:span><text:span text:style-name="T11">MixColumns</text:span><text:span text:style-name="T10">every byte position will be balanced, that is, if we exclusive-or all 256 values in any single byte position we will get zero as a result.Note how this property, after three rounds of AES encryption does not depend on the details of the S-box nor on the value of the secret key. </text:span></text:p>
      <text:p text:style-name="Text_20_body"><text:line-break/></text:p>
      <text:p text:style-name="P14"> </text:p>
      <text:p text:style-name="Text_20_body"/>
      <text:p text:style-name="P23"><text:span text:style-name="T3"/></text:p>
      <text:p text:style-name="P23"><text:soft-page-break/><text:span text:style-name="T3">Overall objective:</text:span><text:span text:style-name="T9"> </text:span></text:p>
      <text:p text:style-name="P2"><text:span text:style-name="T1">Step 1</text:span><text:span text:style-name="T2">: Reach chapter 5 ciphertext </text:span></text:p>
      <text:p text:style-name="P2"><text:span text:style-name="T1">Step 2</text:span><text:span text:style-name="T2">: The plaintext “password” , gives a unique ciphertext </text:span><text:span text:style-name="T1">c1</text:span></text:p>
      <text:p text:style-name="P2"><text:span text:style-name="T1">Step 3</text:span><text:span text:style-name="T2">: Using Cryptanalysis of a variant of aes, namely EAEAE problem, we find the key </text:span></text:p>
      <text:p text:style-name="P2"><text:span text:style-name="T1">Step 4</text:span><text:span text:style-name="T2">: The problem had input with a block of size 8 bytes as 8 x 1 vector</text:span></text:p>
      <text:p text:style-name="P8">over F_{128}. </text:p>
      <text:p text:style-name="P2"><text:span text:style-name="T1">Step 5</text:span><text:span text:style-name="T2">: It was noticed that upon giving any inputs of the form ‘gf’ or ‘hf’, same output as of inputs ‘g’ or ‘h’ respectively were produced. That implies that ‘f’ serves the purpose of being a padding.  </text:span></text:p>
      <text:p text:style-name="P2"><text:span text:style-name="T1">Step 6</text:span><text:span text:style-name="T2">: find Expansion function Expansion to decrypt the ciphertext gotten from caves for the plaintext ‘password’. Feed that as the final answer. </text:span></text:p>
      <text:p text:style-name="P11">Initial Observation : </text:p>
      <text:p text:style-name="P8">It was observed that the ciphertexts have characters only in the range f-u. This led us to guessing that the encoding should be in hexadecimal form as from f to u, justifying the presence of 16 characters. GF(128) has 128 elements. This paved the way for us to extrapolate that the</text:p>
      <text:p text:style-name="P8">guessed elements are from ff-mu. After plugging in some of the ciphertexts,we find our observation may be not on the incorrect path. For the input character mapping,we assumed ASCII mapping.We also checked that ciphertext</text:p>
      <text:p text:style-name="P8">corresponding to some letter (eg d) is exactly same as prefixed f with it (fd), so we assumed f mapping to</text:p>
      <text:p text:style-name="P8">0.Therefore from ff to mu,we assumed mapping 0 to 127</text:p>
      <text:p text:style-name="P2"><text:span text:style-name="T9">                                                 </text:span><text:span text:style-name="T3">Further Observations :</text:span><text:span text:style-name="T9"> </text:span></text:p>
      <text:list xml:id="list877353865" text:style-name="L1">
        <text:list-item>
          <text:p text:style-name="P9">We were trying to infer a pattern by feeding plaintext in the cave interface. We did  find that 16 letters in the output are from ‘f’ to ‘u’. </text:p>
        </text:list-item>
        <text:list-item>
          <text:p text:style-name="P9">Therefore, It could also be inferred that the  input also consists of these letters only, owing to the fact that only 16 letters could be represented by four bits. Thereby, it was prudent to infer that each alphabet was mapped with a number from 0 to 15.</text:p>
        </text:list-item>
        <text:list-item>
          <text:p text:style-name="P13"> <text:span text:style-name="T13">Input was 8 bytes but the field was GF(128). The only explanation of these two contradictory lines could have been that the inputs from ’ff’ to ‘mu’ considering MSB for any letter will always be 0.</text:span></text:p>
        </text:list-item>
        <text:list-item>
          <text:p text:style-name="P10"><text:span text:style-name="T15">We generated 256 sets each containing 128 ciphertexts corresponding to plaintexts of the form C i−1 P C 8−i where multisets P and C . Tracing the plaintexts through the encryption process (EAEAE), we saw that after the second A transformation, the texts have the property that the multisets (formed by each byte position in the set of 128 texts) add up to 0. This happens since running across 256 plaintext over field of degree 8 yields all possible combinations, thereby making the sum to be 0. (Square Attack)<text:line-break/>Consider the input plaintext represented as I_0 , I_1 , I_2 ... I_7 and <text:line-break/>the output cipher text as C_0,C_1 ... C_ 7 . <text:line-break/></text:span><text:soft-page-break/><text:span text:style-name="T15">On varying the inputs for k from 0 to 7, making I_0 to I_(k-1) as ‘ff’ we get the output ciphertext values also as ‘ff’ for C_0 to C_k . In other words whenever the input plaintext has I_0 ... I_j = ‘ff’ we get the ciphertext as C_0,....C_j = ‘ff’.</text:span></text:p>
        </text:list-item>
      </text:list>
      <text:p text:style-name="P15">The output changes only after k, this implies that the ‘ff’ present in each row have to be at the end row. Thus, we get a Lower Triangular matrix. </text:p>
      <text:p text:style-name="Text_20_body"/>
      <text:p text:style-name="P3"><text:span text:style-name="T3">Steps to reach Step 1: (</text:span><text:span text:style-name="T4">getting to the cipher</text:span><text:span text:style-name="T3">)</text:span></text:p>
      <text:p text:style-name="P2"><text:span text:style-name="T5">After feeding the correct plaintext of password in Chapter 4, we land in chapter 5. <text:line-break/></text:span><text:span text:style-name="T6">Try 1 :</text:span><text:span text:style-name="T9"> </text:span><text:span text:style-name="T5">Initially we feed </text:span><text:span text:style-name="T6">go, </text:span><text:span text:style-name="T5">and then we feed </text:span><text:span text:style-name="T6">dive. </text:span><text:span text:style-name="T5">This makes us reach our early demise. So we go back again and restart. </text:span></text:p>
      <text:p text:style-name="P2"><text:span text:style-name="T6">Try 2: </text:span><text:span text:style-name="T5">now we 1st feed </text:span><text:span text:style-name="T6">go, </text:span><text:span text:style-name="T9"> </text:span><text:span text:style-name="T5">then -- &gt; </text:span><text:span text:style-name="T6">wave</text:span><text:span text:style-name="T9"> </text:span><text:span text:style-name="T5">-- &gt; </text:span><text:span text:style-name="T6">dive </text:span><text:span text:style-name="T5">-- &gt; </text:span><text:span text:style-name="T6">go</text:span><text:span text:style-name="T9"> </text:span><text:span text:style-name="T5">-- &gt;  </text:span><text:span text:style-name="T6">read</text:span></text:p>
      <text:p text:style-name="Text_20_body"/>
      <text:p text:style-name="P16">Details of the Files enclosed with chronology:</text:p>
      <text:list xml:id="list3751322655" text:style-name="L2">
        <text:list-item>
          <text:p text:style-name="P7"><text:span text:style-name="T14">getInput.ipynb - </text:span><text:span text:style-name="T15">output of this is inputs.txt. This essentially generates the input taking the lower triangular matrix in consideration. </text:span></text:p>
        </text:list-item>
        <text:list-item>
          <text:p text:style-name="P6"><text:span text:style-name="T15">StoreCipher.py - </text:span><text:span text:style-name="T16">output of this is outputs.txt. This file takes the inputs generated by inputs.txt. And runs these generated inputs through the caves interface, thereby storing the generated corresponding ciphertexts. These output ciphers are stored in the file named ‘outputs.txt’</text:span></text:p>
        </text:list-item>
        <text:list-item>
          <text:p text:style-name="P6"><text:span text:style-name="T15">AlignCipher.py - </text:span><text:span text:style-name="T16">this takes as input the file ‘outputs.txt’. It aligns it according to the format as is needed for ‘BruteForce.ipynb’. It outputs the file ‘new_output.txt’. Every new ‘fffffffffffffffffffffff’ is then manually made into a new line such that BruteForce can take the input as it wants. If this manual transformation is not done then, the other cells of the matrix is yielding to zero such that only 1 cell is non-zero. </text:span></text:p>
        </text:list-item>
        <text:list-item>
          <text:p text:style-name="P5">BruteForce.ipynb - </text:p>
        </text:list-item>
      </text:list>
      <text:p text:style-name="P18"><text:span text:style-name="T7">PART A:</text:span><text:span text:style-name="T9"> </text:span></text:p>
      <text:p text:style-name="P17"><text:span text:style-name="T8">this file takes as input the files ‘inputs.txt’ and  ‘new_output.txt’. It thereafter runs through all the ciphertext to bruteforce it one by one. <text:line-break/>The chronology of the the linear transformation functions and the </text:span><text:soft-page-break/><text:span text:style-name="T8">expansion functions have all been taken care of here. We then implemented operations over finite field of 128 with</text:span></text:p>
      <text:p text:style-name="P19">generator x 7 + x + 1 which will be used to carry out operations</text:p>
      <text:p text:style-name="P17"><text:span text:style-name="T8">We found our </text:span><text:span text:style-name="T7">Linear Transformation function</text:span><text:span text:style-name="T9"> </text:span><text:span text:style-name="T8">as <text:line-break/></text:span><text:span text:style-name="T7">[[13, 118, 82, 92, 126, 38, 19, 2], [0, 121, 10, 118, 32, 103, 54, 66], [0, 0, 118, 99, 22, 36, 125, 33], [0, 0, 0, 57, 85, 11, 3, 62], [0, 0, 0, 0, 86, 59, 31, 116], [0, 0, 0, 0, 0, 35, 100, 61], [0, 0, 0, 0, 0, 0, 81, 34], [0, 0, 0, 0, 0, 0, 0, 77]]</text:span></text:p>
      <text:p text:style-name="Text_20_body"/>
      <text:p text:style-name="P17"><text:span text:style-name="T8">We found our </text:span><text:span text:style-name="T7">Expansion function</text:span><text:span text:style-name="T9"> </text:span><text:span text:style-name="T8">as: </text:span></text:p>
      <text:p text:style-name="P20">[82, 8, 72, 31, 89, 38, 94, 83]</text:p>
      <text:p text:style-name="Text_20_body"/>
      <text:p text:style-name="P21">PART B:</text:p>
      <text:p text:style-name="P19">After the Linear Transformation function and the Expansion function have been found, we then use these in the equation </text:p>
      <text:p text:style-name="P3"><text:span text:style-name="T3">ASCII(E </text:span><text:span text:style-name="T9">−</text:span><text:span text:style-name="T3">1</text:span><text:span text:style-name="T9"> </text:span><text:span text:style-name="T3">(A </text:span><text:span text:style-name="T9">−</text:span><text:span text:style-name="T3">1</text:span><text:span text:style-name="T9"> </text:span><text:span text:style-name="T3">(E </text:span><text:span text:style-name="T9">−</text:span><text:span text:style-name="T3">1</text:span><text:span text:style-name="T9"> </text:span><text:span text:style-name="T3">(A </text:span><text:span text:style-name="T9">−</text:span><text:span text:style-name="T3">1 (E </text:span><text:span text:style-name="T9">−</text:span><text:span text:style-name="T3">1</text:span><text:span text:style-name="T9"> </text:span><text:span text:style-name="T3">(Ciphertext block))))))</text:span></text:p>
      <text:p text:style-name="P17"><text:span text:style-name="T8"><text:line-break/>So the ciphertext given by the caves interface for the plaintext ‘password’ is now fed as input in the program as input. We need divide this input up in 16 bits and provide the last part of the file, so that it gets us the corresponding plaintext of the plaintext ‘password’. We feed this plaintext to the caves interface and that gets us landed on chapter 6, clearing the chapter 5. </text:span></text:p>
      <text:p text:style-name="P4">Final password :       mvcpldwwlmjabzfm   </text:p>
      <text:p text:style-name="P4">----------------------------------------------------------------------------------------------------</text:p>
      <text:p text:style-name="P19"/>
      <text:p text:style-name="P22">  </text:p>
      <text:p text:style-name="Text_20_body"><text:line-break/><text:line-break/><text:line-break/></text:p>
      <text:p text:style-name="P2"><text:soft-page-break/><text:span text:style-name="T5">Reference: <text:line-break/>1. </text:span><text:a xlink:type="simple" xlink:href="https://link.springer.com/content/pdf/10.1007%2F11506447_1.pdf" text:style-name="Internet_20_link" text:visited-style-name="Visited_20_Internet_20_Link"><text:span text:style-name="T12">https://link.springer.com/content/pdf/10.1007%2F11506447_1.pdf</text:span></text:a><text:a xlink:type="simple" xlink:href="https://link.springer.com/content/pdf/10.1007%2F11506447_1.pdf" text:style-name="Internet_20_link" text:visited-style-name="Visited_20_Internet_20_Link"><text:span text:style-name="T5"><text:line-break/></text:span></text:a><text:span text:style-name="T5">2. Git repo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16:37:54.310155845</meta:creation-date>
    <dc:date>2020-03-08T16:42:06.625352400</dc:date>
    <meta:editing-duration>PT4M15S</meta:editing-duration>
    <meta:editing-cycles>2</meta:editing-cycles>
    <meta:generator>LibreOffice/6.2.7.1$Linux_X86_64 LibreOffice_project/20$Build-1</meta:generator>
    <meta:document-statistic meta:table-count="0" meta:image-count="0" meta:object-count="0" meta:page-count="5" meta:paragraph-count="51" meta:word-count="1324" meta:character-count="7676" meta:non-whitespace-character-count="6268"/>
  </office:meta>
</office:document-meta>
</file>